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dantine " svg:font-family="Adantine" style:font-pitch="variable"/>
    <style:font-face style:name="Briem Handwriting" svg:font-family="'Briem Handwriting'" style:font-pitch="variable"/>
    <style:font-face style:name="JARDOTTY" svg:font-family="JARDOTTY" style:font-pitch="variable"/>
    <style:font-face style:name="Vectis" svg:font-family="Vecti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000000" style:font-name="Vectis" fo:font-size="24pt" officeooo:rsid="0019c455" officeooo:paragraph-rsid="0019c455" style:font-size-asian="24pt" style:font-name-complex="Garamond" style:font-size-complex="2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000000" style:font-name="Briem Handwriting" fo:font-size="18pt" officeooo:paragraph-rsid="0019c455" style:font-size-asian="18pt" style:font-name-complex="Garamond" style:font-size-complex="18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000000" style:font-name="Briem Handwriting" fo:font-size="18pt" officeooo:paragraph-rsid="001ef6eb" style:font-size-asian="18pt" style:font-name-complex="Garamond" style:font-size-complex="18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fo:color="#000000" style:font-name="Garamond" fo:font-size="10pt" officeooo:paragraph-rsid="0019c455" style:font-size-asian="10pt" style:font-name-complex="Garamond" style:font-size-complex="18pt"/>
    </style:style>
    <style:style style:name="P5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fo:color="#000000" style:font-name="Briem Handwriting" fo:font-size="18pt" officeooo:paragraph-rsid="0019c455" style:font-size-asian="18pt" style:font-name-complex="Garamond" style:font-size-complex="18pt"/>
    </style:style>
    <style:style style:name="T1" style:family="text">
      <style:text-properties style:font-name="JARDOTTY"/>
    </style:style>
    <style:style style:name="T2" style:family="text">
      <style:text-properties officeooo:rsid="0019c455"/>
    </style:style>
    <style:style style:name="T3" style:family="text">
      <style:text-properties officeooo:rsid="0019de8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de8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bd63e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c42a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2205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ef4d6" style:font-style-asian="italic" style:font-weight-asian="bold" style:font-style-complex="italic" style:font-weight-complex="bold"/>
    </style:style>
    <style:style style:name="T11" style:family="text">
      <style:text-properties officeooo:rsid="001ef6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XIX – Law and Morality</text:p>
      <text:p text:style-name="P1">Name: <text:s/><text:tab/><text:tab/><text:tab/><text:tab/><text:tab/><text:tab/>Date:</text:p>
      <text:p text:style-name="P2"><text:span text:style-name="T2">1</text:span>. A law is a ruling of <text:s/>_ _ _ _ _ _ _ <text:s/>, made by a proper <text:s text:c="2"/><text:line-break/>_ _ _ _ _ _ _ _ _ _ <text:s/>, for the _ _ _ _ _ _ <text:s text:c="5"/>_ _ _ _ <text:s/>.</text:p>
      <text:p text:style-name="P2">2. There (<text:span text:style-name="T1">can</text:span>) (<text:span text:style-name="T1">cannot</text:span>) be such a thing as an unreasonable law.</text:p>
      <text:p text:style-name="P2">3. The ultimate authority behind every law is that of _ _ _ _ _ _ _ .</text:p>
      <text:p text:style-name="P2">4. Since we are _ _ _ _ _ _ _ <text:s/>beings by nature, we have to promote the common good.</text:p>
      <text:p text:style-name="P2">5. The Eternal Law is God's _ _ _ _ _ _ _ <text:s/>and _ _ _ _ _ _ _ , directing everything to its last end.</text:p>
      <text:p text:style-name="P2">6. God directs everything according to the <text:s/>_ _ _ _ _ _ _ <text:s/>He gives it; and the law by which He does this is called the _ _ _ _ _ _ _ <text:s/>law.</text:p>
      <text:p text:style-name="P2">7. Fire burns. This is a (<text:span text:style-name="T1">physical</text:span>) (<text:span text:style-name="T1">moral</text:span>) law of nature.</text:p>
      <text:p text:style-name="P2">8. Thou shalt not kill. This is a (<text:span text:style-name="T1">physical</text:span>) (<text:span text:style-name="T1">moral</text:span>) law of nature.</text:p>
      <text:p text:style-name="P2">9. A dream as such (<text:span text:style-name="T1">has</text:span>) (<text:span text:style-name="T1">has no</text:span>) morality.</text:p>
      <text:p text:style-name="P2">10. Sin is committed by our (<text:span text:style-name="T1">intellect</text:span>) (<text:span text:style-name="T1">will</text:span>) (<text:span text:style-name="T1">imagination</text:span>).</text:p>
      <text:p text:style-name="P2">11. Our free acts flow ultimately from our _ _ _ _ _ _ _ .</text:p>
      <text:p text:style-name="P2">12. The law revealed by God is called the _ _ _ _ _ _ _ law.</text:p>
      <text:p text:style-name="P2">13. It is the _ _ _ _ _ _ _ <text:s/>law which makes definite what is indefinite in the natural law.</text:p>
      <text:p text:style-name="P2">14. Inasmuch as our intelligence judges whether an act is sinful or not, it is called our _ _ _ _ _ _ _ .</text:p>
      <text:p text:style-name="P2"/>
      <text:p text:style-name="P2"><text:soft-page-break/>15. A man who habitually thinks acts are less sinful than they really are has a <text:s/>_ _ _ _ _ conscience.</text:p>
      <text:p text:style-name="P3">16. One who habitually thinks acts are more sinful than they really are has a _ _ _ _ _ _ _ _ conscience.</text:p>
      <text:p text:style-name="P2">17. The only cure for scruples is blind _ _ _ _ _ _ _ _ _ _ <text:s/>to the ruling of one's confessor.</text:p>
      <text:p text:style-name="P2">18. True liberty consists in thinking, saying and doing what we _ _ _ _ _ _ _ .</text:p>
      <text:p text:style-name="P2">19. I can develop my personality only by obeying God's <text:s/>_ _ _ _ _ _ _ .</text:p>
      <text:p text:style-name="P2">20. The most free man in the world is the greatest (<text:span text:style-name="T1">sinner</text:span>) (<text:span text:style-name="T1">saint</text:span>).</text:p>
      <text:p text:style-name="P2"/>
      <text:p text:style-name="P5"/>
      <text:p text:style-name="P4"><text:span text:style-name="T3">1</text:span>. A law is a ruling of (<text:span text:style-name="T6">reason</text:span>), made by a proper (<text:span text:style-name="T6">authority</text:span>), for the (<text:span text:style-name="T6">common good</text:span>) . 2. There (can) (<text:span text:style-name="T5">cannot</text:span>) be such a thing as an unreasonable law. 3. The ultimate authority behind every law is that of (<text:span text:style-name="T6">God</text:span>). 4. Since we are (<text:span text:style-name="T6">social</text:span>) beings by nature, we have to promote the common good. 5. The Eternal Law is God's (<text:span text:style-name="T6">reason</text:span>) and (<text:span text:style-name="T6">will</text:span>), directing everything to its last end. 6. God directs everything according to the <text:s/>(<text:span text:style-name="T6">end</text:span>) He gives it; and the law by which He does this is called the (<text:span text:style-name="T6">eternal</text:span>) law. 7. Fire burns. This is a (<text:span text:style-name="T5">physical</text:span>) (moral) law of nature. 8. Thou shalt not kill. This is a (physical) (<text:span text:style-name="T5">moral</text:span>) law of nature. 9. A dream as such (has) (<text:span text:style-name="T5">has no</text:span>) morality. 10. Sin is committed by our (intellect) (<text:span text:style-name="T5">will</text:span>) (imagination). 11. Our free acts flow ultimately from our (<text:span text:style-name="T7">will</text:span>). 12. The law revealed by God is called the (<text:span text:style-name="T8">supernatural</text:span>) law. 13. It is the (<text:span text:style-name="T8">civil</text:span>) law which makes definite what is indefinite in the natural law. 14. Inasmuch as our intelligence judges whether an act is sinful or not, it is called our (<text:span text:style-name="T9">conscience</text:span>). 15. A man who habitually thinks acts are less sinful than they really are has a (<text:span text:style-name="T9">lax</text:span>) conscience. 16. One who habitually thinks acts are more sinful than they really are has a (<text:span text:style-name="T9">scrupulous</text:span>) conscience. 17. The only cure for scruples is blind (<text:span text:style-name="T9">obedience</text:span>) to the ruling of one's confessor. 18. True liberty consists in thinking, saying and doing what we (<text:span text:style-name="T10">ought</text:span>). 19. I can develop my personality only by obeying God's (<text:span text:style-name="T10">laws</text:span>). 20. The most free man in the world is the greatest (sinner) (<text:span text:style-name="T5">saint</text:span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dantine " svg:font-family="Adantine" style:font-pitch="variable"/>
    <style:font-face style:name="Briem Handwriting" svg:font-family="'Briem Handwriting'" style:font-pitch="variable"/>
    <style:font-face style:name="JARDOTTY" svg:font-family="JARDOTTY" style:font-pitch="variable"/>
    <style:font-face style:name="Vectis" svg:font-family="Vecti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1:42:20.565550922</meta:creation-date>
    <dc:date>2015-12-11T13:18:08.542096460</dc:date>
    <meta:editing-duration>PT20M14S</meta:editing-duration>
    <meta:editing-cycles>3</meta:editing-cycles>
    <meta:generator>LibreOffice/4.3.3.2$Linux_X86_64 LibreOffice_project/430m0$Build-2</meta:generator>
    <meta:print-date>2015-12-11T11:47:01.793227857</meta:print-date>
    <meta:document-statistic meta:table-count="0" meta:image-count="0" meta:object-count="0" meta:page-count="3" meta:paragraph-count="23" meta:word-count="684" meta:character-count="3219" meta:non-whitespace-character-count="2527"/>
  </office:meta>
</office:document-meta>
</file>